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JSONSerializer( Serialize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writeKeyValue( char seperator ,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.generateDateFormat( String dateForma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.hasNameFilters( SerializeFilterable filter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erializer.getDateForma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Serializer.writeWithFieldName( Object object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containsReferenc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Serializer.writ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hasPropertyFilters( SerializeFilterable filter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erializer.getDateFormat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erializer.decrementI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writeWithFieldName( Object object , Object fieldName , Type fieldType , int field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Serializer.getInd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writeReference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SONSerializer.g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writeAs( Object object ,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erializer.checkValue( SerializeFilterable filterab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erializer.isWriteClassName( Type fieldType ,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erializer.setDateFormat( DateFormat date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erializer.pop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.setDateFormat( String date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erializer.write( SerializeWriter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erializ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writ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JSONSerializer( SerializeWriter out , Serializ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erializer.setContext( Seria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setContext( SerialContext parent , Object object , Object fieldName , int features , int field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erializer.setContext( SerialContext parent , Object object , Object fieldNam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JSON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getObjectWrit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write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Serializer.write( Writer out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erializer.isEnabled( Serializer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printl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erializer.setFastJsonConfigDateFormatPattern( String dateForma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setContext( Object object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getFastJsonConfigDateForma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incremen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JSONSerializer( Serializ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config( SerializerFeature feature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.writeWithFormat( Object object , String forma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">
            <text:p text:style-name="Table_20_Contents">9</text:p>
          </table:table-cell>
          <table:table-cell office:value-type="float" office:value="72">
            <text:p text:style-name="Table_20_Contents"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